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enced open="〈" close="〉">
                <mrow>
                  <mrow>
                    <mi>j</mi>
                    <mi>m</mi>
                    <mi>'</mi>
                  </mrow>
                  <mo stretchy="false">∣</mo>
                  <mrow>
                    <msub>
                      <mi>J</mi>
                      <mrow>
                        <mrow>
                          <mo stretchy="false">+</mo>
                          <mi/>
                        </mrow>
                      </mrow>
                    </msub>
                  </mrow>
                  <mo stretchy="false">∣</mo>
                  <mrow>
                    <mi>j</mi>
                    <mi>m</mi>
                  </mrow>
                </mrow>
              </mfenced>
              <mo stretchy="false">=</mo>
              <mo stretchy="false">ℏ</mo>
            </mrow>
            <msqrt>
              <mrow>
                <mrow>
                  <mo stretchy="false">(</mo>
                  <mrow>
                    <mrow>
                      <mi>j</mi>
                      <mo stretchy="false">−</mo>
                      <mi>m</mi>
                    </mrow>
                  </mrow>
                  <mo stretchy="false">)</mo>
                </mrow>
                <mrow>
                  <mo stretchy="false">(</mo>
                  <mrow>
                    <mrow>
                      <mrow>
                        <mi>j</mi>
                        <mo stretchy="false">+</mo>
                        <mi>m</mi>
                      </mrow>
                      <mo stretchy="false">+</mo>
                      <mn>1</mn>
                    </mrow>
                  </mrow>
                  <mo stretchy="false">)</mo>
                </mrow>
              </mrow>
            </msqrt>
            <msub>
              <mo stretchy="false">δ</mo>
              <mrow>
                <mi>m</mi>
                <mi>'</mi>
                <mrow>
                  <mi>m</mi>
                  <mo stretchy="false">+</mo>
                  <mn>1</mn>
                </mrow>
              </mrow>
            </msub>
          </mrow>
        </mtd>
      </mtr>
      <mtr>
        <mtd>
          <mrow>
            <mrow>
              <mfenced open="〈" close="〉">
                <mrow>
                  <mrow>
                    <mi>j</mi>
                    <mi>m</mi>
                    <mi>'</mi>
                  </mrow>
                  <mo stretchy="false">∣</mo>
                  <mrow>
                    <msub>
                      <mi>J</mi>
                      <mrow>
                        <mrow>
                          <mo stretchy="false">−</mo>
                          <mi/>
                        </mrow>
                      </mrow>
                    </msub>
                  </mrow>
                  <mo stretchy="false">∣</mo>
                  <mrow>
                    <mi>j</mi>
                    <mi>m</mi>
                  </mrow>
                </mrow>
              </mfenced>
              <mo stretchy="false">=</mo>
              <mo stretchy="false">ℏ</mo>
            </mrow>
            <msqrt>
              <mrow>
                <mrow>
                  <mo stretchy="false">(</mo>
                  <mrow>
                    <mrow>
                      <mi>j</mi>
                      <mo stretchy="false">+</mo>
                      <mi>m</mi>
                    </mrow>
                  </mrow>
                  <mo stretchy="false">)</mo>
                </mrow>
                <mrow>
                  <mo stretchy="false">(</mo>
                  <mrow>
                    <mrow>
                      <mrow>
                        <mi>j</mi>
                        <mo stretchy="false">−</mo>
                        <mi>m</mi>
                      </mrow>
                      <mo stretchy="false">+</mo>
                      <mn>1</mn>
                    </mrow>
                  </mrow>
                  <mo stretchy="false">)</mo>
                </mrow>
              </mrow>
            </msqrt>
            <msub>
              <mo stretchy="false">δ</mo>
              <mrow>
                <mi>m</mi>
                <mi>'</mi>
                <mrow>
                  <mi>m</mi>
                  <mo stretchy="false">−</mo>
                  <mn>1</mn>
                </mrow>
              </mrow>
            </msub>
          </mrow>
        </mtd>
      </mtr>
    </mtable>
    <annotation encoding="StarMath 5.0">left langle j m' mline J_{+`} mline j m right rangle =
hbar sqrt{(j - m) (j + m + 1)} %idelta_{m' m+1} newline
left langle j m' mline J_{-`} mline j m right rangle =
hbar sqrt{(j + m) (j - m + 1)} %idelta_{m' m-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57:50.522000000</meta:creation-date>
    <meta:generator>LibreOffice/4.1.4.2$Windows_x86 LibreOffice_project/0a0440ccc0227ad9829de5f46be37cfb6edcf72</meta:generator>
  </office:meta>
</office:document-meta>
</file>